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10 月 底" calcext:value-type="string" table:number-columns-spanned="11" table:number-rows-spanned="1">
            <text:p><text:s text:c="4"/>中 華 民 國 98 年 10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098049" calcext:value-type="float">
            <text:p><text:s text:c="3"/>23,098,049</text:p>
          </table:table-cell>
          <table:table-cell table:style-name="ce15" office:value-type="float" office:value="1003677" calcext:value-type="float">
            <text:p><text:s text:c="3"/>1,003,677</text:p>
          </table:table-cell>
          <table:table-cell table:style-name="ce25" office:value-type="float" office:value="4.35" calcext:value-type="float">
            <text:p><text:s text:c="3"/>4.35</text:p>
          </table:table-cell>
          <table:table-cell table:style-name="ce15" office:value-type="float" office:value="1454571" calcext:value-type="float">
            <text:p><text:s text:c="3"/>1,454,571</text:p>
          </table:table-cell>
          <table:table-cell table:style-name="ce25" office:value-type="float" office:value="6.3" calcext:value-type="float">
            <text:p><text:s text:c="3"/>6.30</text:p>
          </table:table-cell>
          <table:table-cell table:style-name="ce15" office:value-type="float" office:value="2827693" calcext:value-type="float">
            <text:p><text:s text:c="3"/>2,827,693</text:p>
          </table:table-cell>
          <table:table-cell table:style-name="ce25" office:value-type="float" office:value="12.24" calcext:value-type="float">
            <text:p><text:s text:c="3"/>12.24</text:p>
          </table:table-cell>
          <table:table-cell table:style-name="ce32" office:value-type="float" office:value="1937568" calcext:value-type="float">
            <text:p><text:s text:c="3"/>1,937,568</text:p>
          </table:table-cell>
          <table:table-cell table:style-name="ce25" office:value-type="float" office:value="8.39" calcext:value-type="float">
            <text:p><text:s text:c="3"/>8.39</text:p>
          </table:table-cell>
          <table:table-cell table:style-name="ce39" office:value-type="float" office:value="17683529" calcext:value-type="float">
            <text:p><text:s text:c="3"/>17,683,529</text:p>
          </table:table-cell>
          <table:table-cell table:style-name="ce25" office:value-type="float" office:value="76.56" calcext:value-type="float">
            <text:p><text:s text:c="3"/>76.56</text:p>
          </table:table-cell>
          <table:table-cell table:style-name="ce39" office:value-type="float" office:value="2447926" calcext:value-type="float">
            <text:p><text:s text:c="3"/>2,447,926</text:p>
          </table:table-cell>
          <table:table-cell table:style-name="ce50" office:value-type="float" office:value="10.6" calcext:value-type="float">
            <text:p><text:s text:c="3"/>10.6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2995557" calcext:value-type="float">
            <text:p><text:s text:c="3"/>22,995,557</text:p>
          </table:table-cell>
          <table:table-cell table:style-name="ce16" office:value-type="float" office:value="998492" calcext:value-type="float">
            <text:p><text:s text:c="3"/>998,492</text:p>
          </table:table-cell>
          <table:table-cell table:style-name="ce25" office:value-type="float" office:value="4.34" calcext:value-type="float">
            <text:p><text:s text:c="3"/>4.34</text:p>
          </table:table-cell>
          <table:table-cell table:style-name="ce16" office:value-type="float" office:value="1447719" calcext:value-type="float">
            <text:p><text:s text:c="3"/>1,447,719</text:p>
          </table:table-cell>
          <table:table-cell table:style-name="ce25" office:value-type="float" office:value="6.3" calcext:value-type="float">
            <text:p><text:s text:c="3"/>6.30</text:p>
          </table:table-cell>
          <table:table-cell table:style-name="ce16" office:value-type="float" office:value="2816499" calcext:value-type="float">
            <text:p><text:s text:c="3"/>2,816,499</text:p>
          </table:table-cell>
          <table:table-cell table:style-name="ce25" office:value-type="float" office:value="12.25" calcext:value-type="float">
            <text:p><text:s text:c="3"/>12.25</text:p>
          </table:table-cell>
          <table:table-cell table:style-name="ce33" office:value-type="float" office:value="1931058" calcext:value-type="float">
            <text:p><text:s text:c="3"/>1,931,058</text:p>
          </table:table-cell>
          <table:table-cell table:style-name="ce25" office:value-type="float" office:value="8.4" calcext:value-type="float">
            <text:p><text:s text:c="3"/>8.40</text:p>
          </table:table-cell>
          <table:table-cell table:style-name="ce40" office:value-type="float" office:value="17601824" calcext:value-type="float">
            <text:p><text:s text:c="3"/>17,601,824</text:p>
          </table:table-cell>
          <table:table-cell table:style-name="ce25" office:value-type="float" office:value="76.54" calcext:value-type="float">
            <text:p><text:s text:c="3"/>76.54</text:p>
          </table:table-cell>
          <table:table-cell table:style-name="ce40" office:value-type="float" office:value="2435697" calcext:value-type="float">
            <text:p><text:s text:c="3"/>2,435,697</text:p>
          </table:table-cell>
          <table:table-cell table:style-name="ce51" office:value-type="float" office:value="10.59" calcext:value-type="float">
            <text:p><text:s text:c="3"/>10.59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60229" calcext:value-type="float">
            <text:p><text:s text:c="3"/>18,860,229</text:p>
          </table:table-cell>
          <table:table-cell table:style-name="ce16" office:value-type="float" office:value="830908" calcext:value-type="float">
            <text:p><text:s text:c="3"/>830,908</text:p>
          </table:table-cell>
          <table:table-cell table:style-name="ce25" office:value-type="float" office:value="4.41" calcext:value-type="float">
            <text:p><text:s text:c="3"/>4.41</text:p>
          </table:table-cell>
          <table:table-cell table:style-name="ce16" office:value-type="float" office:value="1206325" calcext:value-type="float">
            <text:p><text:s text:c="3"/>1,206,325</text:p>
          </table:table-cell>
          <table:table-cell table:style-name="ce25" office:value-type="float" office:value="6.4" calcext:value-type="float">
            <text:p><text:s text:c="3"/>6.40</text:p>
          </table:table-cell>
          <table:table-cell table:style-name="ce16" office:value-type="float" office:value="2344789" calcext:value-type="float">
            <text:p><text:s text:c="3"/>2,344,789</text:p>
          </table:table-cell>
          <table:table-cell table:style-name="ce25" office:value-type="float" office:value="12.43" calcext:value-type="float">
            <text:p><text:s text:c="3"/>12.43</text:p>
          </table:table-cell>
          <table:table-cell table:style-name="ce33" office:value-type="float" office:value="1608426" calcext:value-type="float">
            <text:p><text:s text:c="3"/>1,608,426</text:p>
          </table:table-cell>
          <table:table-cell table:style-name="ce25" office:value-type="float" office:value="8.53" calcext:value-type="float">
            <text:p><text:s text:c="3"/>8.53</text:p>
          </table:table-cell>
          <table:table-cell table:style-name="ce40" office:value-type="float" office:value="14364689" calcext:value-type="float">
            <text:p><text:s text:c="3"/>14,364,689</text:p>
          </table:table-cell>
          <table:table-cell table:style-name="ce25" office:value-type="float" office:value="76.16" calcext:value-type="float">
            <text:p><text:s text:c="3"/>76.16</text:p>
          </table:table-cell>
          <table:table-cell table:style-name="ce40" office:value-type="float" office:value="1957384" calcext:value-type="float">
            <text:p><text:s text:c="3"/>1,957,384</text:p>
          </table:table-cell>
          <table:table-cell table:style-name="ce51" office:value-type="float" office:value="10.38" calcext:value-type="float">
            <text:p><text:s text:c="3"/>10.38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66378" calcext:value-type="float">
            <text:p><text:s text:c="3"/>3,866,378</text:p>
          </table:table-cell>
          <table:table-cell table:style-name="ce17" office:value-type="float" office:value="164377" calcext:value-type="float">
            <text:p><text:s text:c="3"/>164,377</text:p>
          </table:table-cell>
          <table:table-cell table:style-name="ce26" office:value-type="float" office:value="4.25" calcext:value-type="float">
            <text:p><text:s text:c="3"/>4.25</text:p>
          </table:table-cell>
          <table:table-cell table:style-name="ce17" office:value-type="float" office:value="238094" calcext:value-type="float">
            <text:p><text:s text:c="3"/>238,094</text:p>
          </table:table-cell>
          <table:table-cell table:style-name="ce26" office:value-type="float" office:value="6.16" calcext:value-type="float">
            <text:p><text:s text:c="3"/>6.16</text:p>
          </table:table-cell>
          <table:table-cell table:style-name="ce17" office:value-type="float" office:value="458633" calcext:value-type="float">
            <text:p><text:s text:c="3"/>458,633</text:p>
          </table:table-cell>
          <table:table-cell table:style-name="ce26" office:value-type="float" office:value="11.86" calcext:value-type="float">
            <text:p><text:s text:c="3"/>11.86</text:p>
          </table:table-cell>
          <table:table-cell table:style-name="ce34" office:value-type="float" office:value="319264" calcext:value-type="float">
            <text:p><text:s text:c="3"/>319,264</text:p>
          </table:table-cell>
          <table:table-cell table:style-name="ce26" office:value-type="float" office:value="8.26" calcext:value-type="float">
            <text:p><text:s text:c="3"/>8.26</text:p>
          </table:table-cell>
          <table:table-cell table:style-name="ce41" office:value-type="float" office:value="2976382" calcext:value-type="float">
            <text:p><text:s text:c="3"/>2,976,382</text:p>
          </table:table-cell>
          <table:table-cell table:style-name="ce26" office:value-type="float" office:value="76.98" calcext:value-type="float">
            <text:p><text:s text:c="3"/>76.98</text:p>
          </table:table-cell>
          <table:table-cell table:style-name="ce34" office:value-type="float" office:value="308900" calcext:value-type="float">
            <text:p><text:s text:c="3"/>308,900</text:p>
          </table:table-cell>
          <table:table-cell table:style-name="ce52" office:value-type="float" office:value="7.99" calcext:value-type="float">
            <text:p><text:s text:c="3"/>7.9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345" calcext:value-type="float">
            <text:p><text:s text:c="3"/>461,345</text:p>
          </table:table-cell>
          <table:table-cell table:style-name="ce17" office:value-type="float" office:value="18648" calcext:value-type="float">
            <text:p><text:s text:c="3"/>18,648</text:p>
          </table:table-cell>
          <table:table-cell table:style-name="ce26" office:value-type="float" office:value="4.04" calcext:value-type="float">
            <text:p><text:s text:c="3"/>4.04</text:p>
          </table:table-cell>
          <table:table-cell table:style-name="ce17" office:value-type="float" office:value="27308" calcext:value-type="float">
            <text:p><text:s text:c="3"/>27,308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54107" calcext:value-type="float">
            <text:p><text:s text:c="3"/>54,107</text:p>
          </table:table-cell>
          <table:table-cell table:style-name="ce26" office:value-type="float" office:value="11.73" calcext:value-type="float">
            <text:p><text:s text:c="3"/>11.73</text:p>
          </table:table-cell>
          <table:table-cell table:style-name="ce34" office:value-type="float" office:value="40409" calcext:value-type="float">
            <text:p><text:s text:c="3"/>40,409</text:p>
          </table:table-cell>
          <table:table-cell table:style-name="ce26" office:value-type="float" office:value="8.76" calcext:value-type="float">
            <text:p><text:s text:c="3"/>8.76</text:p>
          </table:table-cell>
          <table:table-cell table:style-name="ce41" office:value-type="float" office:value="353330" calcext:value-type="float">
            <text:p><text:s text:c="3"/>353,330</text:p>
          </table:table-cell>
          <table:table-cell table:style-name="ce26" office:value-type="float" office:value="76.59" calcext:value-type="float">
            <text:p><text:s text:c="3"/>76.59</text:p>
          </table:table-cell>
          <table:table-cell table:style-name="ce34" office:value-type="float" office:value="59866" calcext:value-type="float">
            <text:p><text:s text:c="3"/>59,866</text:p>
          </table:table-cell>
          <table:table-cell table:style-name="ce52" office:value-type="float" office:value="12.98" calcext:value-type="float">
            <text:p><text:s text:c="3"/>12.9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74758" calcext:value-type="float">
            <text:p><text:s text:c="3"/>1,974,758</text:p>
          </table:table-cell>
          <table:table-cell table:style-name="ce17" office:value-type="float" office:value="98606" calcext:value-type="float">
            <text:p><text:s text:c="3"/>98,606</text:p>
          </table:table-cell>
          <table:table-cell table:style-name="ce26" office:value-type="float" office:value="4.99" calcext:value-type="float">
            <text:p><text:s text:c="3"/>4.99</text:p>
          </table:table-cell>
          <table:table-cell table:style-name="ce17" office:value-type="float" office:value="144445" calcext:value-type="float">
            <text:p><text:s text:c="3"/>144,445</text:p>
          </table:table-cell>
          <table:table-cell table:style-name="ce26" office:value-type="float" office:value="7.31" calcext:value-type="float">
            <text:p><text:s text:c="3"/>7.31</text:p>
          </table:table-cell>
          <table:table-cell table:style-name="ce17" office:value-type="float" office:value="283007" calcext:value-type="float">
            <text:p><text:s text:c="3"/>283,007</text:p>
          </table:table-cell>
          <table:table-cell table:style-name="ce26" office:value-type="float" office:value="14.33" calcext:value-type="float">
            <text:p><text:s text:c="3"/>14.33</text:p>
          </table:table-cell>
          <table:table-cell table:style-name="ce34" office:value-type="float" office:value="185534" calcext:value-type="float">
            <text:p><text:s text:c="3"/>185,534</text:p>
          </table:table-cell>
          <table:table-cell table:style-name="ce26" office:value-type="float" office:value="9.4" calcext:value-type="float">
            <text:p><text:s text:c="3"/>9.40</text:p>
          </table:table-cell>
          <table:table-cell table:style-name="ce41" office:value-type="float" office:value="1446807" calcext:value-type="float">
            <text:p><text:s text:c="3"/>1,446,807</text:p>
          </table:table-cell>
          <table:table-cell table:style-name="ce26" office:value-type="float" office:value="73.27" calcext:value-type="float">
            <text:p><text:s text:c="3"/>73.27</text:p>
          </table:table-cell>
          <table:table-cell table:style-name="ce34" office:value-type="float" office:value="161045" calcext:value-type="float">
            <text:p><text:s text:c="3"/>161,045</text:p>
          </table:table-cell>
          <table:table-cell table:style-name="ce52" office:value-type="float" office:value="8.16" calcext:value-type="float">
            <text:p><text:s text:c="3"/>8.1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9453" calcext:value-type="float">
            <text:p><text:s text:c="3"/>509,453</text:p>
          </table:table-cell>
          <table:table-cell table:style-name="ce17" office:value-type="float" office:value="30156" calcext:value-type="float">
            <text:p><text:s text:c="3"/>30,156</text:p>
          </table:table-cell>
          <table:table-cell table:style-name="ce26" office:value-type="float" office:value="5.92" calcext:value-type="float">
            <text:p><text:s text:c="3"/>5.92</text:p>
          </table:table-cell>
          <table:table-cell table:style-name="ce17" office:value-type="float" office:value="42692" calcext:value-type="float">
            <text:p><text:s text:c="3"/>42,692</text:p>
          </table:table-cell>
          <table:table-cell table:style-name="ce26" office:value-type="float" office:value="8.38" calcext:value-type="float">
            <text:p><text:s text:c="3"/>8.38</text:p>
          </table:table-cell>
          <table:table-cell table:style-name="ce17" office:value-type="float" office:value="77315" calcext:value-type="float">
            <text:p><text:s text:c="3"/>77,315</text:p>
          </table:table-cell>
          <table:table-cell table:style-name="ce26" office:value-type="float" office:value="15.18" calcext:value-type="float">
            <text:p><text:s text:c="3"/>15.18</text:p>
          </table:table-cell>
          <table:table-cell table:style-name="ce34" office:value-type="float" office:value="45146" calcext:value-type="float">
            <text:p><text:s text:c="3"/>45,146</text:p>
          </table:table-cell>
          <table:table-cell table:style-name="ce26" office:value-type="float" office:value="8.86" calcext:value-type="float">
            <text:p><text:s text:c="3"/>8.86</text:p>
          </table:table-cell>
          <table:table-cell table:style-name="ce41" office:value-type="float" office:value="372316" calcext:value-type="float">
            <text:p><text:s text:c="3"/>372,316</text:p>
          </table:table-cell>
          <table:table-cell table:style-name="ce26" office:value-type="float" office:value="73.08" calcext:value-type="float">
            <text:p><text:s text:c="3"/>73.08</text:p>
          </table:table-cell>
          <table:table-cell table:style-name="ce34" office:value-type="float" office:value="57410" calcext:value-type="float">
            <text:p><text:s text:c="3"/>57,410</text:p>
          </table:table-cell>
          <table:table-cell table:style-name="ce52" office:value-type="float" office:value="11.27" calcext:value-type="float">
            <text:p><text:s text:c="3"/>11.2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1315" calcext:value-type="float">
            <text:p><text:s text:c="3"/>561,315</text:p>
          </table:table-cell>
          <table:table-cell table:style-name="ce17" office:value-type="float" office:value="25019" calcext:value-type="float">
            <text:p><text:s text:c="3"/>25,019</text:p>
          </table:table-cell>
          <table:table-cell table:style-name="ce26" office:value-type="float" office:value="4.46" calcext:value-type="float">
            <text:p><text:s text:c="3"/>4.46</text:p>
          </table:table-cell>
          <table:table-cell table:style-name="ce17" office:value-type="float" office:value="36401" calcext:value-type="float">
            <text:p><text:s text:c="3"/>36,401</text:p>
          </table:table-cell>
          <table:table-cell table:style-name="ce26" office:value-type="float" office:value="6.48" calcext:value-type="float">
            <text:p><text:s text:c="3"/>6.48</text:p>
          </table:table-cell>
          <table:table-cell table:style-name="ce17" office:value-type="float" office:value="69572" calcext:value-type="float">
            <text:p><text:s text:c="3"/>69,572</text:p>
          </table:table-cell>
          <table:table-cell table:style-name="ce26" office:value-type="float" office:value="12.39" calcext:value-type="float">
            <text:p><text:s text:c="3"/>12.39</text:p>
          </table:table-cell>
          <table:table-cell table:style-name="ce34" office:value-type="float" office:value="47405" calcext:value-type="float">
            <text:p><text:s text:c="3"/>47,405</text:p>
          </table:table-cell>
          <table:table-cell table:style-name="ce26" office:value-type="float" office:value="8.45" calcext:value-type="float">
            <text:p><text:s text:c="3"/>8.45</text:p>
          </table:table-cell>
          <table:table-cell table:style-name="ce41" office:value-type="float" office:value="427770" calcext:value-type="float">
            <text:p><text:s text:c="3"/>427,770</text:p>
          </table:table-cell>
          <table:table-cell table:style-name="ce26" office:value-type="float" office:value="76.21" calcext:value-type="float">
            <text:p><text:s text:c="3"/>76.21</text:p>
          </table:table-cell>
          <table:table-cell table:style-name="ce34" office:value-type="float" office:value="74601" calcext:value-type="float">
            <text:p><text:s text:c="3"/>74,601</text:p>
          </table:table-cell>
          <table:table-cell table:style-name="ce52" office:value-type="float" office:value="13.29" calcext:value-type="float">
            <text:p><text:s text:c="3"/>13.2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0637" calcext:value-type="float">
            <text:p><text:s text:c="3"/>1,560,637</text:p>
          </table:table-cell>
          <table:table-cell table:style-name="ce17" office:value-type="float" office:value="73787" calcext:value-type="float">
            <text:p><text:s text:c="3"/>73,787</text:p>
          </table:table-cell>
          <table:table-cell table:style-name="ce26" office:value-type="float" office:value="4.73" calcext:value-type="float">
            <text:p><text:s text:c="3"/>4.73</text:p>
          </table:table-cell>
          <table:table-cell table:style-name="ce17" office:value-type="float" office:value="106972" calcext:value-type="float">
            <text:p><text:s text:c="3"/>106,972</text:p>
          </table:table-cell>
          <table:table-cell table:style-name="ce26" office:value-type="float" office:value="6.85" calcext:value-type="float">
            <text:p><text:s text:c="3"/>6.85</text:p>
          </table:table-cell>
          <table:table-cell table:style-name="ce17" office:value-type="float" office:value="207553" calcext:value-type="float">
            <text:p><text:s text:c="3"/>207,553</text:p>
          </table:table-cell>
          <table:table-cell table:style-name="ce26" office:value-type="float" office:value="13.3" calcext:value-type="float">
            <text:p><text:s text:c="3"/>13.30</text:p>
          </table:table-cell>
          <table:table-cell table:style-name="ce34" office:value-type="float" office:value="143820" calcext:value-type="float">
            <text:p><text:s text:c="3"/>143,820</text:p>
          </table:table-cell>
          <table:table-cell table:style-name="ce26" office:value-type="float" office:value="9.22" calcext:value-type="float">
            <text:p><text:s text:c="3"/>9.22</text:p>
          </table:table-cell>
          <table:table-cell table:style-name="ce41" office:value-type="float" office:value="1160840" calcext:value-type="float">
            <text:p><text:s text:c="3"/>1,160,840</text:p>
          </table:table-cell>
          <table:table-cell table:style-name="ce26" office:value-type="float" office:value="74.38" calcext:value-type="float">
            <text:p><text:s text:c="3"/>74.38</text:p>
          </table:table-cell>
          <table:table-cell table:style-name="ce34" office:value-type="float" office:value="137825" calcext:value-type="float">
            <text:p><text:s text:c="3"/>137,825</text:p>
          </table:table-cell>
          <table:table-cell table:style-name="ce52" office:value-type="float" office:value="8.83" calcext:value-type="float">
            <text:p><text:s text:c="3"/>8.8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1971" calcext:value-type="float">
            <text:p><text:s text:c="3"/>1,311,971</text:p>
          </table:table-cell>
          <table:table-cell table:style-name="ce17" office:value-type="float" office:value="60189" calcext:value-type="float">
            <text:p><text:s text:c="3"/>60,189</text:p>
          </table:table-cell>
          <table:table-cell table:style-name="ce26" office:value-type="float" office:value="4.59" calcext:value-type="float">
            <text:p><text:s text:c="3"/>4.59</text:p>
          </table:table-cell>
          <table:table-cell table:style-name="ce17" office:value-type="float" office:value="87545" calcext:value-type="float">
            <text:p><text:s text:c="3"/>87,545</text:p>
          </table:table-cell>
          <table:table-cell table:style-name="ce26" office:value-type="float" office:value="6.67" calcext:value-type="float">
            <text:p><text:s text:c="3"/>6.67</text:p>
          </table:table-cell>
          <table:table-cell table:style-name="ce17" office:value-type="float" office:value="168350" calcext:value-type="float">
            <text:p><text:s text:c="3"/>168,350</text:p>
          </table:table-cell>
          <table:table-cell table:style-name="ce26" office:value-type="float" office:value="12.83" calcext:value-type="float">
            <text:p><text:s text:c="3"/>12.83</text:p>
          </table:table-cell>
          <table:table-cell table:style-name="ce34" office:value-type="float" office:value="110978" calcext:value-type="float">
            <text:p><text:s text:c="3"/>110,978</text:p>
          </table:table-cell>
          <table:table-cell table:style-name="ce26" office:value-type="float" office:value="8.46" calcext:value-type="float">
            <text:p><text:s text:c="3"/>8.46</text:p>
          </table:table-cell>
          <table:table-cell table:style-name="ce41" office:value-type="float" office:value="994340" calcext:value-type="float">
            <text:p><text:s text:c="3"/>994,340</text:p>
          </table:table-cell>
          <table:table-cell table:style-name="ce26" office:value-type="float" office:value="75.79" calcext:value-type="float">
            <text:p><text:s text:c="3"/>75.79</text:p>
          </table:table-cell>
          <table:table-cell table:style-name="ce34" office:value-type="float" office:value="156830" calcext:value-type="float">
            <text:p><text:s text:c="3"/>156,830</text:p>
          </table:table-cell>
          <table:table-cell table:style-name="ce52" office:value-type="float" office:value="11.95" calcext:value-type="float">
            <text:p><text:s text:c="3"/>11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0769" calcext:value-type="float">
            <text:p><text:s text:c="3"/>530,769</text:p>
          </table:table-cell>
          <table:table-cell table:style-name="ce17" office:value-type="float" office:value="21252" calcext:value-type="float">
            <text:p><text:s text:c="3"/>21,252</text:p>
          </table:table-cell>
          <table:table-cell table:style-name="ce26" office:value-type="float" office:value="4" calcext:value-type="float">
            <text:p><text:s text:c="3"/>4.00</text:p>
          </table:table-cell>
          <table:table-cell table:style-name="ce17" office:value-type="float" office:value="31076" calcext:value-type="float">
            <text:p><text:s text:c="3"/>31,076</text:p>
          </table:table-cell>
          <table:table-cell table:style-name="ce26" office:value-type="float" office:value="5.85" calcext:value-type="float">
            <text:p><text:s text:c="3"/>5.85</text:p>
          </table:table-cell>
          <table:table-cell table:style-name="ce17" office:value-type="float" office:value="61453" calcext:value-type="float">
            <text:p><text:s text:c="3"/>61,453</text:p>
          </table:table-cell>
          <table:table-cell table:style-name="ce26" office:value-type="float" office:value="11.58" calcext:value-type="float">
            <text:p><text:s text:c="3"/>11.58</text:p>
          </table:table-cell>
          <table:table-cell table:style-name="ce34" office:value-type="float" office:value="44335" calcext:value-type="float">
            <text:p><text:s text:c="3"/>44,335</text:p>
          </table:table-cell>
          <table:table-cell table:style-name="ce26" office:value-type="float" office:value="8.35" calcext:value-type="float">
            <text:p><text:s text:c="3"/>8.35</text:p>
          </table:table-cell>
          <table:table-cell table:style-name="ce41" office:value-type="float" office:value="409825" calcext:value-type="float">
            <text:p><text:s text:c="3"/>409,825</text:p>
          </table:table-cell>
          <table:table-cell table:style-name="ce26" office:value-type="float" office:value="77.21" calcext:value-type="float">
            <text:p><text:s text:c="3"/>77.21</text:p>
          </table:table-cell>
          <table:table-cell table:style-name="ce34" office:value-type="float" office:value="70979" calcext:value-type="float">
            <text:p><text:s text:c="3"/>70,979</text:p>
          </table:table-cell>
          <table:table-cell table:style-name="ce52" office:value-type="float" office:value="13.37" calcext:value-type="float">
            <text:p><text:s text:c="3"/>13.3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2831" calcext:value-type="float">
            <text:p><text:s text:c="3"/>722,831</text:p>
          </table:table-cell>
          <table:table-cell table:style-name="ce17" office:value-type="float" office:value="30919" calcext:value-type="float">
            <text:p><text:s text:c="3"/>30,919</text:p>
          </table:table-cell>
          <table:table-cell table:style-name="ce26" office:value-type="float" office:value="4.28" calcext:value-type="float">
            <text:p><text:s text:c="3"/>4.28</text:p>
          </table:table-cell>
          <table:table-cell table:style-name="ce17" office:value-type="float" office:value="44877" calcext:value-type="float">
            <text:p><text:s text:c="3"/>44,877</text:p>
          </table:table-cell>
          <table:table-cell table:style-name="ce26" office:value-type="float" office:value="6.21" calcext:value-type="float">
            <text:p><text:s text:c="3"/>6.21</text:p>
          </table:table-cell>
          <table:table-cell table:style-name="ce17" office:value-type="float" office:value="86608" calcext:value-type="float">
            <text:p><text:s text:c="3"/>86,608</text:p>
          </table:table-cell>
          <table:table-cell table:style-name="ce26" office:value-type="float" office:value="11.98" calcext:value-type="float">
            <text:p><text:s text:c="3"/>11.98</text:p>
          </table:table-cell>
          <table:table-cell table:style-name="ce34" office:value-type="float" office:value="55331" calcext:value-type="float">
            <text:p><text:s text:c="3"/>55,331</text:p>
          </table:table-cell>
          <table:table-cell table:style-name="ce26" office:value-type="float" office:value="7.65" calcext:value-type="float">
            <text:p><text:s text:c="3"/>7.65</text:p>
          </table:table-cell>
          <table:table-cell table:style-name="ce41" office:value-type="float" office:value="562790" calcext:value-type="float">
            <text:p><text:s text:c="3"/>562,790</text:p>
          </table:table-cell>
          <table:table-cell table:style-name="ce26" office:value-type="float" office:value="77.86" calcext:value-type="float">
            <text:p><text:s text:c="3"/>77.86</text:p>
          </table:table-cell>
          <table:table-cell table:style-name="ce34" office:value-type="float" office:value="107636" calcext:value-type="float">
            <text:p><text:s text:c="3"/>107,636</text:p>
          </table:table-cell>
          <table:table-cell table:style-name="ce52" office:value-type="float" office:value="14.89" calcext:value-type="float">
            <text:p><text:s text:c="3"/>14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267" calcext:value-type="float">
            <text:p><text:s text:c="3"/>547,267</text:p>
          </table:table-cell>
          <table:table-cell table:style-name="ce17" office:value-type="float" office:value="22483" calcext:value-type="float">
            <text:p><text:s text:c="3"/>22,483</text:p>
          </table:table-cell>
          <table:table-cell table:style-name="ce26" office:value-type="float" office:value="4.11" calcext:value-type="float">
            <text:p><text:s text:c="3"/>4.11</text:p>
          </table:table-cell>
          <table:table-cell table:style-name="ce17" office:value-type="float" office:value="32306" calcext:value-type="float">
            <text:p><text:s text:c="3"/>32,306</text:p>
          </table:table-cell>
          <table:table-cell table:style-name="ce26" office:value-type="float" office:value="5.9" calcext:value-type="float">
            <text:p><text:s text:c="3"/>5.90</text:p>
          </table:table-cell>
          <table:table-cell table:style-name="ce17" office:value-type="float" office:value="61456" calcext:value-type="float">
            <text:p><text:s text:c="3"/>61,456</text:p>
          </table:table-cell>
          <table:table-cell table:style-name="ce26" office:value-type="float" office:value="11.23" calcext:value-type="float">
            <text:p><text:s text:c="3"/>11.23</text:p>
          </table:table-cell>
          <table:table-cell table:style-name="ce34" office:value-type="float" office:value="40333" calcext:value-type="float">
            <text:p><text:s text:c="3"/>40,333</text:p>
          </table:table-cell>
          <table:table-cell table:style-name="ce26" office:value-type="float" office:value="7.37" calcext:value-type="float">
            <text:p><text:s text:c="3"/>7.37</text:p>
          </table:table-cell>
          <table:table-cell table:style-name="ce41" office:value-type="float" office:value="430986" calcext:value-type="float">
            <text:p><text:s text:c="3"/>430,986</text:p>
          </table:table-cell>
          <table:table-cell table:style-name="ce26" office:value-type="float" office:value="78.75" calcext:value-type="float">
            <text:p><text:s text:c="3"/>78.75</text:p>
          </table:table-cell>
          <table:table-cell table:style-name="ce34" office:value-type="float" office:value="84929" calcext:value-type="float">
            <text:p><text:s text:c="3"/>84,929</text:p>
          </table:table-cell>
          <table:table-cell table:style-name="ce52" office:value-type="float" office:value="15.52" calcext:value-type="float">
            <text:p><text:s text:c="3"/>15.5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4320" calcext:value-type="float">
            <text:p><text:s text:c="3"/>1,104,320</text:p>
          </table:table-cell>
          <table:table-cell table:style-name="ce17" office:value-type="float" office:value="42816" calcext:value-type="float">
            <text:p><text:s text:c="3"/>42,816</text:p>
          </table:table-cell>
          <table:table-cell table:style-name="ce26" office:value-type="float" office:value="3.88" calcext:value-type="float">
            <text:p><text:s text:c="3"/>3.88</text:p>
          </table:table-cell>
          <table:table-cell table:style-name="ce17" office:value-type="float" office:value="61625" calcext:value-type="float">
            <text:p><text:s text:c="3"/>61,625</text:p>
          </table:table-cell>
          <table:table-cell table:style-name="ce26" office:value-type="float" office:value="5.58" calcext:value-type="float">
            <text:p><text:s text:c="3"/>5.58</text:p>
          </table:table-cell>
          <table:table-cell table:style-name="ce17" office:value-type="float" office:value="119630" calcext:value-type="float">
            <text:p><text:s text:c="3"/>119,630</text:p>
          </table:table-cell>
          <table:table-cell table:style-name="ce26" office:value-type="float" office:value="10.83" calcext:value-type="float">
            <text:p><text:s text:c="3"/>10.83</text:p>
          </table:table-cell>
          <table:table-cell table:style-name="ce34" office:value-type="float" office:value="86115" calcext:value-type="float">
            <text:p><text:s text:c="3"/>86,115</text:p>
          </table:table-cell>
          <table:table-cell table:style-name="ce26" office:value-type="float" office:value="7.8" calcext:value-type="float">
            <text:p><text:s text:c="3"/>7.80</text:p>
          </table:table-cell>
          <table:table-cell table:style-name="ce41" office:value-type="float" office:value="867791" calcext:value-type="float">
            <text:p><text:s text:c="3"/>867,791</text:p>
          </table:table-cell>
          <table:table-cell table:style-name="ce26" office:value-type="float" office:value="78.58" calcext:value-type="float">
            <text:p><text:s text:c="3"/>78.58</text:p>
          </table:table-cell>
          <table:table-cell table:style-name="ce34" office:value-type="float" office:value="142549" calcext:value-type="float">
            <text:p><text:s text:c="3"/>142,549</text:p>
          </table:table-cell>
          <table:table-cell table:style-name="ce52" office:value-type="float" office:value="12.91" calcext:value-type="float">
            <text:p><text:s text:c="3"/>12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328" calcext:value-type="float">
            <text:p><text:s text:c="3"/>1,242,328</text:p>
          </table:table-cell>
          <table:table-cell table:style-name="ce17" office:value-type="float" office:value="51373" calcext:value-type="float">
            <text:p><text:s text:c="3"/>51,373</text:p>
          </table:table-cell>
          <table:table-cell table:style-name="ce26" office:value-type="float" office:value="4.14" calcext:value-type="float">
            <text:p><text:s text:c="3"/>4.14</text:p>
          </table:table-cell>
          <table:table-cell table:style-name="ce17" office:value-type="float" office:value="73317" calcext:value-type="float">
            <text:p><text:s text:c="3"/>73,317</text:p>
          </table:table-cell>
          <table:table-cell table:style-name="ce26" office:value-type="float" office:value="5.9" calcext:value-type="float">
            <text:p><text:s text:c="3"/>5.90</text:p>
          </table:table-cell>
          <table:table-cell table:style-name="ce17" office:value-type="float" office:value="140225" calcext:value-type="float">
            <text:p><text:s text:c="3"/>140,225</text:p>
          </table:table-cell>
          <table:table-cell table:style-name="ce26" office:value-type="float" office:value="11.29" calcext:value-type="float">
            <text:p><text:s text:c="3"/>11.29</text:p>
          </table:table-cell>
          <table:table-cell table:style-name="ce34" office:value-type="float" office:value="100210" calcext:value-type="float">
            <text:p><text:s text:c="3"/>100,210</text:p>
          </table:table-cell>
          <table:table-cell table:style-name="ce26" office:value-type="float" office:value="8.07" calcext:value-type="float">
            <text:p><text:s text:c="3"/>8.07</text:p>
          </table:table-cell>
          <table:table-cell table:style-name="ce41" office:value-type="float" office:value="966483" calcext:value-type="float">
            <text:p><text:s text:c="3"/>966,483</text:p>
          </table:table-cell>
          <table:table-cell table:style-name="ce26" office:value-type="float" office:value="77.8" calcext:value-type="float">
            <text:p><text:s text:c="3"/>77.80</text:p>
          </table:table-cell>
          <table:table-cell table:style-name="ce34" office:value-type="float" office:value="127868" calcext:value-type="float">
            <text:p><text:s text:c="3"/>127,868</text:p>
          </table:table-cell>
          <table:table-cell table:style-name="ce52" office:value-type="float" office:value="10.29" calcext:value-type="float">
            <text:p><text:s text:c="3"/>10.2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2575" calcext:value-type="float">
            <text:p><text:s text:c="3"/>882,575</text:p>
          </table:table-cell>
          <table:table-cell table:style-name="ce17" office:value-type="float" office:value="34225" calcext:value-type="float">
            <text:p><text:s text:c="3"/>34,225</text:p>
          </table:table-cell>
          <table:table-cell table:style-name="ce26" office:value-type="float" office:value="3.88" calcext:value-type="float">
            <text:p><text:s text:c="3"/>3.88</text:p>
          </table:table-cell>
          <table:table-cell table:style-name="ce17" office:value-type="float" office:value="50143" calcext:value-type="float">
            <text:p><text:s text:c="3"/>50,143</text:p>
          </table:table-cell>
          <table:table-cell table:style-name="ce26" office:value-type="float" office:value="5.68" calcext:value-type="float">
            <text:p><text:s text:c="3"/>5.68</text:p>
          </table:table-cell>
          <table:table-cell table:style-name="ce17" office:value-type="float" office:value="99712" calcext:value-type="float">
            <text:p><text:s text:c="3"/>99,712</text:p>
          </table:table-cell>
          <table:table-cell table:style-name="ce26" office:value-type="float" office:value="11.3" calcext:value-type="float">
            <text:p><text:s text:c="3"/>11.30</text:p>
          </table:table-cell>
          <table:table-cell table:style-name="ce34" office:value-type="float" office:value="73223" calcext:value-type="float">
            <text:p><text:s text:c="3"/>73,223</text:p>
          </table:table-cell>
          <table:table-cell table:style-name="ce26" office:value-type="float" office:value="8.3" calcext:value-type="float">
            <text:p><text:s text:c="3"/>8.30</text:p>
          </table:table-cell>
          <table:table-cell table:style-name="ce41" office:value-type="float" office:value="685481" calcext:value-type="float">
            <text:p><text:s text:c="3"/>685,481</text:p>
          </table:table-cell>
          <table:table-cell table:style-name="ce26" office:value-type="float" office:value="77.67" calcext:value-type="float">
            <text:p><text:s text:c="3"/>77.67</text:p>
          </table:table-cell>
          <table:table-cell table:style-name="ce34" office:value-type="float" office:value="110062" calcext:value-type="float">
            <text:p><text:s text:c="3"/>110,062</text:p>
          </table:table-cell>
          <table:table-cell table:style-name="ce52" office:value-type="float" office:value="12.47" calcext:value-type="float">
            <text:p><text:s text:c="3"/>12.4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290" calcext:value-type="float">
            <text:p><text:s text:c="3"/>232,290</text:p>
          </table:table-cell>
          <table:table-cell table:style-name="ce17" office:value-type="float" office:value="10077" calcext:value-type="float">
            <text:p><text:s text:c="3"/>10,077</text:p>
          </table:table-cell>
          <table:table-cell table:style-name="ce26" office:value-type="float" office:value="4.34" calcext:value-type="float">
            <text:p><text:s text:c="3"/>4.34</text:p>
          </table:table-cell>
          <table:table-cell table:style-name="ce17" office:value-type="float" office:value="14512" calcext:value-type="float">
            <text:p><text:s text:c="3"/>14,512</text:p>
          </table:table-cell>
          <table:table-cell table:style-name="ce26" office:value-type="float" office:value="6.25" calcext:value-type="float">
            <text:p><text:s text:c="3"/>6.25</text:p>
          </table:table-cell>
          <table:table-cell table:style-name="ce17" office:value-type="float" office:value="27971" calcext:value-type="float">
            <text:p><text:s text:c="3"/>27,971</text:p>
          </table:table-cell>
          <table:table-cell table:style-name="ce26" office:value-type="float" office:value="12.04" calcext:value-type="float">
            <text:p><text:s text:c="3"/>12.04</text:p>
          </table:table-cell>
          <table:table-cell table:style-name="ce34" office:value-type="float" office:value="18809" calcext:value-type="float">
            <text:p><text:s text:c="3"/>18,809</text:p>
          </table:table-cell>
          <table:table-cell table:style-name="ce26" office:value-type="float" office:value="8.1" calcext:value-type="float">
            <text:p><text:s text:c="3"/>8.10</text:p>
          </table:table-cell>
          <table:table-cell table:style-name="ce41" office:value-type="float" office:value="179256" calcext:value-type="float">
            <text:p><text:s text:c="3"/>179,256</text:p>
          </table:table-cell>
          <table:table-cell table:style-name="ce26" office:value-type="float" office:value="77.17" calcext:value-type="float">
            <text:p><text:s text:c="3"/>77.17</text:p>
          </table:table-cell>
          <table:table-cell table:style-name="ce34" office:value-type="float" office:value="30166" calcext:value-type="float">
            <text:p><text:s text:c="3"/>30,166</text:p>
          </table:table-cell>
          <table:table-cell table:style-name="ce52" office:value-type="float" office:value="12.99" calcext:value-type="float">
            <text:p><text:s text:c="3"/>12.9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910" calcext:value-type="float">
            <text:p><text:s text:c="3"/>340,910</text:p>
          </table:table-cell>
          <table:table-cell table:style-name="ce17" office:value-type="float" office:value="13955" calcext:value-type="float">
            <text:p><text:s text:c="3"/>13,955</text:p>
          </table:table-cell>
          <table:table-cell table:style-name="ce26" office:value-type="float" office:value="4.09" calcext:value-type="float">
            <text:p><text:s text:c="3"/>4.09</text:p>
          </table:table-cell>
          <table:table-cell table:style-name="ce17" office:value-type="float" office:value="20290" calcext:value-type="float">
            <text:p><text:s text:c="3"/>20,290</text:p>
          </table:table-cell>
          <table:table-cell table:style-name="ce26" office:value-type="float" office:value="5.95" calcext:value-type="float">
            <text:p><text:s text:c="3"/>5.95</text:p>
          </table:table-cell>
          <table:table-cell table:style-name="ce17" office:value-type="float" office:value="39698" calcext:value-type="float">
            <text:p><text:s text:c="3"/>39,698</text:p>
          </table:table-cell>
          <table:table-cell table:style-name="ce26" office:value-type="float" office:value="11.64" calcext:value-type="float">
            <text:p><text:s text:c="3"/>11.64</text:p>
          </table:table-cell>
          <table:table-cell table:style-name="ce34" office:value-type="float" office:value="28862" calcext:value-type="float">
            <text:p><text:s text:c="3"/>28,862</text:p>
          </table:table-cell>
          <table:table-cell table:style-name="ce26" office:value-type="float" office:value="8.47" calcext:value-type="float">
            <text:p><text:s text:c="3"/>8.47</text:p>
          </table:table-cell>
          <table:table-cell table:style-name="ce41" office:value-type="float" office:value="262828" calcext:value-type="float">
            <text:p><text:s text:c="3"/>262,828</text:p>
          </table:table-cell>
          <table:table-cell table:style-name="ce26" office:value-type="float" office:value="77.1" calcext:value-type="float">
            <text:p><text:s text:c="3"/>77.10</text:p>
          </table:table-cell>
          <table:table-cell table:style-name="ce34" office:value-type="float" office:value="42217" calcext:value-type="float">
            <text:p><text:s text:c="3"/>42,217</text:p>
          </table:table-cell>
          <table:table-cell table:style-name="ce52" office:value-type="float" office:value="12.38" calcext:value-type="float">
            <text:p><text:s text:c="3"/>12.3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5751" calcext:value-type="float">
            <text:p><text:s text:c="3"/>95,751</text:p>
          </table:table-cell>
          <table:table-cell table:style-name="ce17" office:value-type="float" office:value="3943" calcext:value-type="float">
            <text:p><text:s text:c="3"/>3,943</text:p>
          </table:table-cell>
          <table:table-cell table:style-name="ce26" office:value-type="float" office:value="4.12" calcext:value-type="float">
            <text:p><text:s text:c="3"/>4.12</text:p>
          </table:table-cell>
          <table:table-cell table:style-name="ce17" office:value-type="float" office:value="5606" calcext:value-type="float">
            <text:p><text:s text:c="3"/>5,606</text:p>
          </table:table-cell>
          <table:table-cell table:style-name="ce26" office:value-type="float" office:value="5.85" calcext:value-type="float">
            <text:p><text:s text:c="3"/>5.85</text:p>
          </table:table-cell>
          <table:table-cell table:style-name="ce17" office:value-type="float" office:value="10452" calcext:value-type="float">
            <text:p><text:s text:c="3"/>10,452</text:p>
          </table:table-cell>
          <table:table-cell table:style-name="ce26" office:value-type="float" office:value="10.92" calcext:value-type="float">
            <text:p><text:s text:c="3"/>10.92</text:p>
          </table:table-cell>
          <table:table-cell table:style-name="ce34" office:value-type="float" office:value="6833" calcext:value-type="float">
            <text:p><text:s text:c="3"/>6,833</text:p>
          </table:table-cell>
          <table:table-cell table:style-name="ce26" office:value-type="float" office:value="7.14" calcext:value-type="float">
            <text:p><text:s text:c="3"/>7.14</text:p>
          </table:table-cell>
          <table:table-cell table:style-name="ce41" office:value-type="float" office:value="75772" calcext:value-type="float">
            <text:p><text:s text:c="3"/>75,772</text:p>
          </table:table-cell>
          <table:table-cell table:style-name="ce26" office:value-type="float" office:value="79.13" calcext:value-type="float">
            <text:p><text:s text:c="3"/>79.13</text:p>
          </table:table-cell>
          <table:table-cell table:style-name="ce34" office:value-type="float" office:value="14037" calcext:value-type="float">
            <text:p><text:s text:c="3"/>14,037</text:p>
          </table:table-cell>
          <table:table-cell table:style-name="ce52" office:value-type="float" office:value="14.66" calcext:value-type="float">
            <text:p><text:s text:c="3"/>14.66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542" calcext:value-type="float">
            <text:p><text:s text:c="3"/>388,542</text:p>
          </table:table-cell>
          <table:table-cell table:style-name="ce17" office:value-type="float" office:value="14008" calcext:value-type="float">
            <text:p><text:s text:c="3"/>14,008</text:p>
          </table:table-cell>
          <table:table-cell table:style-name="ce26" office:value-type="float" office:value="3.61" calcext:value-type="float">
            <text:p><text:s text:c="3"/>3.61</text:p>
          </table:table-cell>
          <table:table-cell table:style-name="ce17" office:value-type="float" office:value="20634" calcext:value-type="float">
            <text:p><text:s text:c="3"/>20,634</text:p>
          </table:table-cell>
          <table:table-cell table:style-name="ce26" office:value-type="float" office:value="5.31" calcext:value-type="float">
            <text:p><text:s text:c="3"/>5.31</text:p>
          </table:table-cell>
          <table:table-cell table:style-name="ce17" office:value-type="float" office:value="42441" calcext:value-type="float">
            <text:p><text:s text:c="3"/>42,441</text:p>
          </table:table-cell>
          <table:table-cell table:style-name="ce26" office:value-type="float" office:value="10.92" calcext:value-type="float">
            <text:p><text:s text:c="3"/>10.92</text:p>
          </table:table-cell>
          <table:table-cell table:style-name="ce34" office:value-type="float" office:value="32904" calcext:value-type="float">
            <text:p><text:s text:c="3"/>32,904</text:p>
          </table:table-cell>
          <table:table-cell table:style-name="ce26" office:value-type="float" office:value="8.47" calcext:value-type="float">
            <text:p><text:s text:c="3"/>8.47</text:p>
          </table:table-cell>
          <table:table-cell table:style-name="ce41" office:value-type="float" office:value="301918" calcext:value-type="float">
            <text:p><text:s text:c="3"/>301,918</text:p>
          </table:table-cell>
          <table:table-cell table:style-name="ce26" office:value-type="float" office:value="77.71" calcext:value-type="float">
            <text:p><text:s text:c="3"/>77.71</text:p>
          </table:table-cell>
          <table:table-cell table:style-name="ce34" office:value-type="float" office:value="42466" calcext:value-type="float">
            <text:p><text:s text:c="3"/>42,466</text:p>
          </table:table-cell>
          <table:table-cell table:style-name="ce52" office:value-type="float" office:value="10.93" calcext:value-type="float">
            <text:p><text:s text:c="3"/>10.9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0399" calcext:value-type="float">
            <text:p><text:s text:c="3"/>410,399</text:p>
          </table:table-cell>
          <table:table-cell table:style-name="ce17" office:value-type="float" office:value="24458" calcext:value-type="float">
            <text:p><text:s text:c="3"/>24,458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7" office:value-type="float" office:value="34410" calcext:value-type="float">
            <text:p><text:s text:c="3"/>34,410</text:p>
          </table:table-cell>
          <table:table-cell table:style-name="ce26" office:value-type="float" office:value="8.38" calcext:value-type="float">
            <text:p><text:s text:c="3"/>8.38</text:p>
          </table:table-cell>
          <table:table-cell table:style-name="ce17" office:value-type="float" office:value="62442" calcext:value-type="float">
            <text:p><text:s text:c="3"/>62,442</text:p>
          </table:table-cell>
          <table:table-cell table:style-name="ce26" office:value-type="float" office:value="15.21" calcext:value-type="float">
            <text:p><text:s text:c="3"/>15.21</text:p>
          </table:table-cell>
          <table:table-cell table:style-name="ce34" office:value-type="float" office:value="35620" calcext:value-type="float">
            <text:p><text:s text:c="3"/>35,620</text:p>
          </table:table-cell>
          <table:table-cell table:style-name="ce26" office:value-type="float" office:value="8.68" calcext:value-type="float">
            <text:p><text:s text:c="3"/>8.68</text:p>
          </table:table-cell>
          <table:table-cell table:style-name="ce41" office:value-type="float" office:value="301144" calcext:value-type="float">
            <text:p><text:s text:c="3"/>301,144</text:p>
          </table:table-cell>
          <table:table-cell table:style-name="ce26" office:value-type="float" office:value="73.38" calcext:value-type="float">
            <text:p><text:s text:c="3"/>73.38</text:p>
          </table:table-cell>
          <table:table-cell table:style-name="ce34" office:value-type="float" office:value="38381" calcext:value-type="float">
            <text:p><text:s text:c="3"/>38,381</text:p>
          </table:table-cell>
          <table:table-cell table:style-name="ce52" office:value-type="float" office:value="9.35" calcext:value-type="float">
            <text:p><text:s text:c="3"/>9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1946" calcext:value-type="float">
            <text:p><text:s text:c="3"/>1,071,946</text:p>
          </table:table-cell>
          <table:table-cell table:style-name="ce17" office:value-type="float" office:value="47735" calcext:value-type="float">
            <text:p><text:s text:c="3"/>47,735</text:p>
          </table:table-cell>
          <table:table-cell table:style-name="ce26" office:value-type="float" office:value="4.45" calcext:value-type="float">
            <text:p><text:s text:c="3"/>4.45</text:p>
          </table:table-cell>
          <table:table-cell table:style-name="ce17" office:value-type="float" office:value="70802" calcext:value-type="float">
            <text:p><text:s text:c="3"/>70,802</text:p>
          </table:table-cell>
          <table:table-cell table:style-name="ce26" office:value-type="float" office:value="6.6" calcext:value-type="float">
            <text:p><text:s text:c="3"/>6.60</text:p>
          </table:table-cell>
          <table:table-cell table:style-name="ce17" office:value-type="float" office:value="145405" calcext:value-type="float">
            <text:p><text:s text:c="3"/>145,405</text:p>
          </table:table-cell>
          <table:table-cell table:style-name="ce26" office:value-type="float" office:value="13.56" calcext:value-type="float">
            <text:p><text:s text:c="3"/>13.56</text:p>
          </table:table-cell>
          <table:table-cell table:style-name="ce34" office:value-type="float" office:value="101580" calcext:value-type="float">
            <text:p><text:s text:c="3"/>101,580</text:p>
          </table:table-cell>
          <table:table-cell table:style-name="ce26" office:value-type="float" office:value="9.48" calcext:value-type="float">
            <text:p><text:s text:c="3"/>9.48</text:p>
          </table:table-cell>
          <table:table-cell table:style-name="ce41" office:value-type="float" office:value="793775" calcext:value-type="float">
            <text:p><text:s text:c="3"/>793,775</text:p>
          </table:table-cell>
          <table:table-cell table:style-name="ce26" office:value-type="float" office:value="74.05" calcext:value-type="float">
            <text:p><text:s text:c="3"/>74.05</text:p>
          </table:table-cell>
          <table:table-cell table:style-name="ce34" office:value-type="float" office:value="86818" calcext:value-type="float">
            <text:p><text:s text:c="3"/>86,818</text:p>
          </table:table-cell>
          <table:table-cell table:style-name="ce52" office:value-type="float" office:value="8.1" calcext:value-type="float">
            <text:p><text:s text:c="3"/>8.1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3861" calcext:value-type="float">
            <text:p><text:s text:c="3"/>273,861</text:p>
          </table:table-cell>
          <table:table-cell table:style-name="ce17" office:value-type="float" office:value="10981" calcext:value-type="float">
            <text:p><text:s text:c="3"/>10,981</text:p>
          </table:table-cell>
          <table:table-cell table:style-name="ce26" office:value-type="float" office:value="4.01" calcext:value-type="float">
            <text:p><text:s text:c="3"/>4.01</text:p>
          </table:table-cell>
          <table:table-cell table:style-name="ce17" office:value-type="float" office:value="16874" calcext:value-type="float">
            <text:p><text:s text:c="3"/>16,874</text:p>
          </table:table-cell>
          <table:table-cell table:style-name="ce26" office:value-type="float" office:value="6.16" calcext:value-type="float">
            <text:p><text:s text:c="3"/>6.16</text:p>
          </table:table-cell>
          <table:table-cell table:style-name="ce17" office:value-type="float" office:value="36296" calcext:value-type="float">
            <text:p><text:s text:c="3"/>36,296</text:p>
          </table:table-cell>
          <table:table-cell table:style-name="ce26" office:value-type="float" office:value="13.25" calcext:value-type="float">
            <text:p><text:s text:c="3"/>13.25</text:p>
          </table:table-cell>
          <table:table-cell table:style-name="ce34" office:value-type="float" office:value="25887" calcext:value-type="float">
            <text:p><text:s text:c="3"/>25,887</text:p>
          </table:table-cell>
          <table:table-cell table:style-name="ce26" office:value-type="float" office:value="9.45" calcext:value-type="float">
            <text:p><text:s text:c="3"/>9.45</text:p>
          </table:table-cell>
          <table:table-cell table:style-name="ce41" office:value-type="float" office:value="204076" calcext:value-type="float">
            <text:p><text:s text:c="3"/>204,076</text:p>
          </table:table-cell>
          <table:table-cell table:style-name="ce26" office:value-type="float" office:value="74.52" calcext:value-type="float">
            <text:p><text:s text:c="3"/>74.52</text:p>
          </table:table-cell>
          <table:table-cell table:style-name="ce34" office:value-type="float" office:value="29616" calcext:value-type="float">
            <text:p><text:s text:c="3"/>29,616</text:p>
          </table:table-cell>
          <table:table-cell table:style-name="ce52" office:value-type="float" office:value="10.81" calcext:value-type="float">
            <text:p><text:s text:c="3"/>10.8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0583" calcext:value-type="float">
            <text:p><text:s text:c="3"/>770,583</text:p>
          </table:table-cell>
          <table:table-cell table:style-name="ce17" office:value-type="float" office:value="31901" calcext:value-type="float">
            <text:p><text:s text:c="3"/>31,901</text:p>
          </table:table-cell>
          <table:table-cell table:style-name="ce26" office:value-type="float" office:value="4.14" calcext:value-type="float">
            <text:p><text:s text:c="3"/>4.14</text:p>
          </table:table-cell>
          <table:table-cell table:style-name="ce17" office:value-type="float" office:value="46396" calcext:value-type="float">
            <text:p><text:s text:c="3"/>46,396</text:p>
          </table:table-cell>
          <table:table-cell table:style-name="ce26" office:value-type="float" office:value="6.02" calcext:value-type="float">
            <text:p><text:s text:c="3"/>6.02</text:p>
          </table:table-cell>
          <table:table-cell table:style-name="ce17" office:value-type="float" office:value="92463" calcext:value-type="float">
            <text:p><text:s text:c="3"/>92,463</text:p>
          </table:table-cell>
          <table:table-cell table:style-name="ce26" office:value-type="float" office:value="12" calcext:value-type="float">
            <text:p><text:s text:c="3"/>12.00</text:p>
          </table:table-cell>
          <table:table-cell table:style-name="ce34" office:value-type="float" office:value="65828" calcext:value-type="float">
            <text:p><text:s text:c="3"/>65,828</text:p>
          </table:table-cell>
          <table:table-cell table:style-name="ce26" office:value-type="float" office:value="8.54" calcext:value-type="float">
            <text:p><text:s text:c="3"/>8.54</text:p>
          </table:table-cell>
          <table:table-cell table:style-name="ce41" office:value-type="float" office:value="590779" calcext:value-type="float">
            <text:p><text:s text:c="3"/>590,779</text:p>
          </table:table-cell>
          <table:table-cell table:style-name="ce26" office:value-type="float" office:value="76.67" calcext:value-type="float">
            <text:p><text:s text:c="3"/>76.67</text:p>
          </table:table-cell>
          <table:table-cell table:style-name="ce34" office:value-type="float" office:value="73183" calcext:value-type="float">
            <text:p><text:s text:c="3"/>73,183</text:p>
          </table:table-cell>
          <table:table-cell table:style-name="ce52" office:value-type="float" office:value="9.5" calcext:value-type="float">
            <text:p><text:s text:c="3"/>9.50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08186" calcext:value-type="float">
            <text:p><text:s text:c="3"/>2,608,186</text:p>
          </table:table-cell>
          <table:table-cell table:style-name="ce18" office:value-type="float" office:value="106962" calcext:value-type="float">
            <text:p><text:s text:c="3"/>106,962</text:p>
          </table:table-cell>
          <table:table-cell table:style-name="ce25" office:value-type="float" office:value="4.1" calcext:value-type="float">
            <text:p><text:s text:c="3"/>4.10</text:p>
          </table:table-cell>
          <table:table-cell table:style-name="ce18" office:value-type="float" office:value="152489" calcext:value-type="float">
            <text:p><text:s text:c="3"/>152,489</text:p>
          </table:table-cell>
          <table:table-cell table:style-name="ce25" office:value-type="float" office:value="5.85" calcext:value-type="float">
            <text:p><text:s text:c="3"/>5.85</text:p>
          </table:table-cell>
          <table:table-cell table:style-name="ce18" office:value-type="float" office:value="293888" calcext:value-type="float">
            <text:p><text:s text:c="3"/>293,888</text:p>
          </table:table-cell>
          <table:table-cell table:style-name="ce25" office:value-type="float" office:value="11.27" calcext:value-type="float">
            <text:p><text:s text:c="3"/>11.27</text:p>
          </table:table-cell>
          <table:table-cell table:style-name="ce35" office:value-type="float" office:value="198331" calcext:value-type="float">
            <text:p><text:s text:c="3"/>198,331</text:p>
          </table:table-cell>
          <table:table-cell table:style-name="ce25" office:value-type="float" office:value="7.6" calcext:value-type="float">
            <text:p><text:s text:c="3"/>7.60</text:p>
          </table:table-cell>
          <table:table-cell table:style-name="ce42" office:value-type="float" office:value="2052463" calcext:value-type="float">
            <text:p><text:s text:c="3"/>2,052,463</text:p>
          </table:table-cell>
          <table:table-cell table:style-name="ce25" office:value-type="float" office:value="78.69" calcext:value-type="float">
            <text:p><text:s text:c="3"/>78.69</text:p>
          </table:table-cell>
          <table:table-cell table:style-name="ce35" office:value-type="float" office:value="327527" calcext:value-type="float">
            <text:p><text:s text:c="3"/>327,527</text:p>
          </table:table-cell>
          <table:table-cell table:style-name="ce51" office:value-type="float" office:value="12.56" calcext:value-type="float">
            <text:p><text:s text:c="3"/>12.56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7142" calcext:value-type="float">
            <text:p><text:s text:c="3"/>1,527,142</text:p>
          </table:table-cell>
          <table:table-cell table:style-name="ce18" office:value-type="float" office:value="60622" calcext:value-type="float">
            <text:p><text:s text:c="3"/>60,622</text:p>
          </table:table-cell>
          <table:table-cell table:style-name="ce25" office:value-type="float" office:value="3.97" calcext:value-type="float">
            <text:p><text:s text:c="3"/>3.97</text:p>
          </table:table-cell>
          <table:table-cell table:style-name="ce18" office:value-type="float" office:value="88905" calcext:value-type="float">
            <text:p><text:s text:c="3"/>88,905</text:p>
          </table:table-cell>
          <table:table-cell table:style-name="ce25" office:value-type="float" office:value="5.82" calcext:value-type="float">
            <text:p><text:s text:c="3"/>5.82</text:p>
          </table:table-cell>
          <table:table-cell table:style-name="ce18" office:value-type="float" office:value="177822" calcext:value-type="float">
            <text:p><text:s text:c="3"/>177,822</text:p>
          </table:table-cell>
          <table:table-cell table:style-name="ce25" office:value-type="float" office:value="11.64" calcext:value-type="float">
            <text:p><text:s text:c="3"/>11.64</text:p>
          </table:table-cell>
          <table:table-cell table:style-name="ce35" office:value-type="float" office:value="124301" calcext:value-type="float">
            <text:p><text:s text:c="3"/>124,301</text:p>
          </table:table-cell>
          <table:table-cell table:style-name="ce25" office:value-type="float" office:value="8.14" calcext:value-type="float">
            <text:p><text:s text:c="3"/>8.14</text:p>
          </table:table-cell>
          <table:table-cell table:style-name="ce42" office:value-type="float" office:value="1184672" calcext:value-type="float">
            <text:p><text:s text:c="3"/>1,184,672</text:p>
          </table:table-cell>
          <table:table-cell table:style-name="ce25" office:value-type="float" office:value="77.57" calcext:value-type="float">
            <text:p><text:s text:c="3"/>77.57</text:p>
          </table:table-cell>
          <table:table-cell table:style-name="ce35" office:value-type="float" office:value="150786" calcext:value-type="float">
            <text:p><text:s text:c="3"/>150,786</text:p>
          </table:table-cell>
          <table:table-cell table:style-name="ce51" office:value-type="float" office:value="9.87" calcext:value-type="float">
            <text:p><text:s text:c="3"/>9.8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2492" calcext:value-type="float">
            <text:p><text:s text:c="3"/>102,492</text:p>
          </table:table-cell>
          <table:table-cell table:style-name="ce18" office:value-type="float" office:value="5185" calcext:value-type="float">
            <text:p><text:s text:c="3"/>5,185</text:p>
          </table:table-cell>
          <table:table-cell table:style-name="ce25" office:value-type="float" office:value="5.06" calcext:value-type="float">
            <text:p><text:s text:c="3"/>5.06</text:p>
          </table:table-cell>
          <table:table-cell table:style-name="ce18" office:value-type="float" office:value="6852" calcext:value-type="float">
            <text:p><text:s text:c="3"/>6,852</text:p>
          </table:table-cell>
          <table:table-cell table:style-name="ce25" office:value-type="float" office:value="6.69" calcext:value-type="float">
            <text:p><text:s text:c="3"/>6.69</text:p>
          </table:table-cell>
          <table:table-cell table:style-name="ce18" office:value-type="float" office:value="11194" calcext:value-type="float">
            <text:p><text:s text:c="3"/>11,194</text:p>
          </table:table-cell>
          <table:table-cell table:style-name="ce25" office:value-type="float" office:value="10.92" calcext:value-type="float">
            <text:p><text:s text:c="3"/>10.92</text:p>
          </table:table-cell>
          <table:table-cell table:style-name="ce35" office:value-type="float" office:value="6510" calcext:value-type="float">
            <text:p><text:s text:c="3"/>6,510</text:p>
          </table:table-cell>
          <table:table-cell table:style-name="ce25" office:value-type="float" office:value="6.35" calcext:value-type="float">
            <text:p><text:s text:c="3"/>6.35</text:p>
          </table:table-cell>
          <table:table-cell table:style-name="ce42" office:value-type="float" office:value="81705" calcext:value-type="float">
            <text:p><text:s text:c="3"/>81,705</text:p>
          </table:table-cell>
          <table:table-cell table:style-name="ce25" office:value-type="float" office:value="79.72" calcext:value-type="float">
            <text:p><text:s text:c="3"/>79.72</text:p>
          </table:table-cell>
          <table:table-cell table:style-name="ce35" office:value-type="float" office:value="12229" calcext:value-type="float">
            <text:p><text:s text:c="3"/>12,229</text:p>
          </table:table-cell>
          <table:table-cell table:style-name="ce51" office:value-type="float" office:value="11.93" calcext:value-type="float">
            <text:p><text:s text:c="3"/>11.9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2602" calcext:value-type="float">
            <text:p><text:s text:c="3"/>92,602</text:p>
          </table:table-cell>
          <table:table-cell table:style-name="ce17" office:value-type="float" office:value="4701" calcext:value-type="float">
            <text:p><text:s text:c="3"/>4,701</text:p>
          </table:table-cell>
          <table:table-cell table:style-name="ce26" office:value-type="float" office:value="5.08" calcext:value-type="float">
            <text:p><text:s text:c="3"/>5.08</text:p>
          </table:table-cell>
          <table:table-cell table:style-name="ce17" office:value-type="float" office:value="6191" calcext:value-type="float">
            <text:p><text:s text:c="3"/>6,191</text:p>
          </table:table-cell>
          <table:table-cell table:style-name="ce26" office:value-type="float" office:value="6.69" calcext:value-type="float">
            <text:p><text:s text:c="3"/>6.69</text:p>
          </table:table-cell>
          <table:table-cell table:style-name="ce17" office:value-type="float" office:value="10060" calcext:value-type="float">
            <text:p><text:s text:c="3"/>10,060</text:p>
          </table:table-cell>
          <table:table-cell table:style-name="ce26" office:value-type="float" office:value="10.86" calcext:value-type="float">
            <text:p><text:s text:c="3"/>10.86</text:p>
          </table:table-cell>
          <table:table-cell table:style-name="ce34" office:value-type="float" office:value="5843" calcext:value-type="float">
            <text:p><text:s text:c="3"/>5,843</text:p>
          </table:table-cell>
          <table:table-cell table:style-name="ce26" office:value-type="float" office:value="6.31" calcext:value-type="float">
            <text:p><text:s text:c="3"/>6.31</text:p>
          </table:table-cell>
          <table:table-cell table:style-name="ce41" office:value-type="float" office:value="73884" calcext:value-type="float">
            <text:p><text:s text:c="3"/>73,884</text:p>
          </table:table-cell>
          <table:table-cell table:style-name="ce26" office:value-type="float" office:value="79.79" calcext:value-type="float">
            <text:p><text:s text:c="3"/>79.79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52" office:value-type="float" office:value="12.17" calcext:value-type="float">
            <text:p><text:s text:c="3"/>12.17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90" calcext:value-type="float">
            <text:p><text:s text:c="3"/>9,890</text:p>
          </table:table-cell>
          <table:table-cell table:style-name="ce19" office:value-type="float" office:value="484" calcext:value-type="float">
            <text:p><text:s text:c="3"/>484</text:p>
          </table:table-cell>
          <table:table-cell table:style-name="ce27" office:value-type="float" office:value="4.89" calcext:value-type="float">
            <text:p><text:s text:c="3"/>4.89</text:p>
          </table:table-cell>
          <table:table-cell table:style-name="ce19" office:value-type="float" office:value="661" calcext:value-type="float">
            <text:p><text:s text:c="3"/>661</text:p>
          </table:table-cell>
          <table:table-cell table:style-name="ce27" office:value-type="float" office:value="6.68" calcext:value-type="float">
            <text:p><text:s text:c="3"/>6.68</text:p>
          </table:table-cell>
          <table:table-cell table:style-name="ce19" office:value-type="float" office:value="1134" calcext:value-type="float">
            <text:p><text:s text:c="3"/>1,134</text:p>
          </table:table-cell>
          <table:table-cell table:style-name="ce27" office:value-type="float" office:value="11.47" calcext:value-type="float">
            <text:p><text:s text:c="3"/>11.47</text:p>
          </table:table-cell>
          <table:table-cell table:style-name="ce36" office:value-type="float" office:value="667" calcext:value-type="float">
            <text:p><text:s text:c="3"/>667</text:p>
          </table:table-cell>
          <table:table-cell table:style-name="ce27" office:value-type="float" office:value="6.74" calcext:value-type="float">
            <text:p><text:s text:c="3"/>6.74</text:p>
          </table:table-cell>
          <table:table-cell table:style-name="ce43" office:value-type="float" office:value="7821" calcext:value-type="float">
            <text:p><text:s text:c="3"/>7,821</text:p>
          </table:table-cell>
          <table:table-cell table:style-name="ce27" office:value-type="float" office:value="79.08" calcext:value-type="float">
            <text:p><text:s text:c="3"/>79.08</text:p>
          </table:table-cell>
          <table:table-cell table:style-name="ce36" office:value-type="float" office:value="961" calcext:value-type="float">
            <text:p><text:s text:c="3"/>961</text:p>
          </table:table-cell>
          <table:table-cell table:style-name="ce53" office:value-type="float" office:value="9.72" calcext:value-type="float">
            <text:p><text:s text:c="3"/>9.72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8年11月6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%E9%80%9F%E5%A0%B1-9810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1-06T14:47:47</meta:creation-date>
    <dc:creator>user</dc:creator>
    <dc:date>2009-11-06T14:48:00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